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2.359in" style:use-optimal-column-width="false"/>
    </style:style>
    <style:style style:name="TableColumn6" style:family="table-column">
      <style:table-column-properties style:column-width="4.1347in" style:use-optimal-column-width="false"/>
    </style:style>
    <style:style style:name="TableColumn7" style:family="table-column">
      <style:table-column-properties style:column-width="4.1347in" style:use-optimal-column-width="false"/>
    </style:style>
    <style:style style:name="Table4" style:family="table">
      <style:table-properties style:width="10.6284in" fo:margin-left="0.003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" style:family="table-column">
      <style:table-column-properties style:column-width="2.359in" style:use-optimal-column-width="false"/>
    </style:style>
    <style:style style:name="TableColumn27" style:family="table-column">
      <style:table-column-properties style:column-width="4.1347in" style:use-optimal-column-width="false"/>
    </style:style>
    <style:style style:name="TableColumn28" style:family="table-column">
      <style:table-column-properties style:column-width="4.1347in" style:use-optimal-column-width="false"/>
    </style:style>
    <style:style style:name="Table25" style:family="table">
      <style:table-properties style:width="10.6284in" fo:margin-left="0.003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2" style:family="table-column">
      <style:table-column-properties style:column-width="2.359in" style:use-optimal-column-width="false"/>
    </style:style>
    <style:style style:name="TableColumn53" style:family="table-column">
      <style:table-column-properties style:column-width="4.1347in" style:use-optimal-column-width="false"/>
    </style:style>
    <style:style style:name="TableColumn54" style:family="table-column">
      <style:table-column-properties style:column-width="4.1347in" style:use-optimal-column-width="false"/>
    </style:style>
    <style:style style:name="Table51" style:family="table">
      <style:table-properties style:width="10.6284in" fo:margin-left="0.0034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3">Rapport d'analyse de la revue de code</text:span></text:p>
      <text:p text:style-name="Standard"/>
      <text:p text:style-name="Standard">Application : Denombrements v01</text:p>
      <text:p text:style-name="Standard">Relecteur : <text:s/>Elshindr</text:p>
      <text:p text:style-name="Standard">Date : <text:s/>01/10</text:p>
      <text:h text:style-name="Titre1" text:outline-level="1">Erreurs et dysfonctionnements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Problèmes recensées</text:p>
          </table:table-cell>
          <table:table-cell table:style-name="TableCell13">
            <text:p text:style-name="P14">Corrections proposées</text:p>
          </table:table-cell>
        </table:table-row>
        <table:table-row table:style-name="TableRow15">
          <table:table-cell table:style-name="TableCell16">
            <text:p text:style-name="P17">Erreurs syntaxiques</text:p>
          </table:table-cell>
          <table:table-cell table:style-name="TableCell18">
            <text:p text:style-name="Standard"/>
          </table:table-cell>
          <table:table-cell table:style-name="TableCell19">
            <text:p text:style-name="Standard"/>
          </table:table-cell>
        </table:table-row>
        <table:table-row table:style-name="TableRow20">
          <table:table-cell table:style-name="TableCell21">
            <text:p text:style-name="P22">Erreurs d'exécution</text:p>
          </table:table-cell>
          <table:table-cell table:style-name="TableCell23">
            <text:p text:style-name="Standard">Si choix du menu &gt; 3, on passe au menu 3</text:p>
          </table:table-cell>
          <table:table-cell table:style-name="TableCell24">
            <text:p text:style-name="Standard">Menu switch</text:p>
          </table:table-cell>
        </table:table-row>
      </table:table>
      <text:h text:style-name="Titre1" text:outline-level="1">Règles de codage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Problèmes recensées</text:p>
          </table:table-cell>
          <table:table-cell table:style-name="TableCell34">
            <text:p text:style-name="P35">Corrections proposées</text:p>
          </table:table-cell>
        </table:table-row>
        <table:table-row table:style-name="TableRow36">
          <table:table-cell table:style-name="TableCell37">
            <text:p text:style-name="P38">Commentaires :</text:p>
            <text:p text:style-name="Standard">- normalisés</text:p>
            <text:p text:style-name="Standard">- informatifs</text:p>
          </table:table-cell>
          <table:table-cell table:style-name="TableCell39">
            <text:p text:style-name="Standard"/>
          </table:table-cell>
          <table:table-cell table:style-name="TableCell40">
            <text:p text:style-name="Standard"/>
          </table:table-cell>
        </table:table-row>
        <table:table-row table:style-name="TableRow41">
          <table:table-cell table:style-name="TableCell42">
            <text:p text:style-name="P43">Présentation du code :</text:p>
            <text:p text:style-name="Standard">- indentations</text:p>
            <text:p text:style-name="Standard">- position des accolades</text:p>
            <text:p text:style-name="Standard">- espacements horizontaux</text:p>
            <text:p text:style-name="Standard">- espacements verticaux</text:p>
            <text:p text:style-name="Standard">- instructions par ligne</text:p>
          </table:table-cell>
          <table:table-cell table:style-name="TableCell44">
            <text:p text:style-name="Standard"/>
          </table:table-cell>
          <table:table-cell table:style-name="TableCell45">
            <text:p text:style-name="Standard"/>
          </table:table-cell>
        </table:table-row>
        <table:table-row table:style-name="TableRow46">
          <table:table-cell table:style-name="TableCell47">
            <text:p text:style-name="P48">Nommage :</text:p>
            <text:p text:style-name="Standard">- variables (camelCase)</text:p>
            <text:p text:style-name="Standard">- modules (Pascal Case)</text:p>
            <text:p text:style-name="Standard">- constantes (majuscules)</text:p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</table:table-row>
      </table:table>
      <text:h text:style-name="Titre1" text:outline-level="1">Malfaçons</text:h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>Problèmes recensées</text:p>
          </table:table-cell>
          <table:table-cell table:style-name="TableCell60">
            <text:p text:style-name="P61">Corrections proposées</text:p>
          </table:table-cell>
        </table:table-row>
        <table:table-row table:style-name="TableRow62">
          <table:table-cell table:style-name="TableCell63">
            <text:p text:style-name="P64">Code :</text:p>
            <text:p text:style-name="Standard">- bibliothèques non utilisées</text:p>
            <text:p text:style-name="Standard">- code dupliqué</text:p>
            <text:p text:style-name="Standard">- code mort</text:p>
            <text:p text:style-name="Standard">- code obscure</text:p>
            <text:p text:style-name="Standard">- code non optimisé</text:p>
          </table:table-cell>
          <table:table-cell table:style-name="TableCell65">
            <text:p text:style-name="Standard">Menu en<text:s/>else-if ; menu combinaison n’importe quel autre chiffre</text:p>
            <text:p text:style-name="Standard"/>
            <text:p text:style-name="Standard">Répétition code et affichage pour combi et arrangement</text:p>
            <text:p text:style-name="Standard"/>
            <text:p text:style-name="Standard">non-gérance des erreurs de saisie, si autre que int</text:p>
          </table:table-cell>
          <table:table-cell table:style-name="TableCell66">
            <text:p text:style-name="Standard">Fonction switch plus approprié</text:p>
            <text:p text:style-name="Standard"/>
            <text:p text:style-name="Standard">Ajout de modularité pour fonction arrangement et combinaison,</text:p>
            <text:p text:style-name="Standard"/>
            <text:p text:style-name="Standard">ajout d’exception</text:p>
          </table:table-cell>
        </table:table-row>
        <text:soft-page-break/>
        <table:table-row table:style-name="TableRow67">
          <table:table-cell table:style-name="TableCell68">
            <text:p text:style-name="P69">Variables :</text:p>
            <text:p text:style-name="Standard">- valeurs "en dur"</text:p>
            <text:p text:style-name="Standard">- variables non utilisées</text:p>
            <text:p text:style-name="Standard">- variables globales</text:p>
          </table:table-cell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</table:table-row>
        <table:table-row table:style-name="TableRow72">
          <table:table-cell table:style-name="TableCell73">
            <text:p text:style-name="P74">Modules :</text:p>
            <text:p text:style-name="Standard">- trop d'arguments</text:p>
            <text:p text:style-name="Standard">- arguments en E/S</text:p>
            <text:p text:style-name="Standard">- module non utilisé</text:p>
            <text:p text:style-name="Standard">- module trop complexe</text:p>
          </table:table-cell>
          <table:table-cell table:style-name="TableCell75">
            <text:p text:style-name="Standard"/>
          </table:table-cell>
          <table:table-cell table:style-name="TableCell76">
            <text:p text:style-name="Standard"/>
          </table:table-cell>
        </table:table-row>
        <table:table-row table:style-name="TableRow77">
          <table:table-cell table:style-name="TableCell78">
            <text:p text:style-name="P79">Noms :</text:p>
            <text:p text:style-name="Standard">- non parlant</text:p>
            <text:p text:style-name="Standard">- ambigu</text:p>
          </table:table-cell>
          <table:table-cell table:style-name="TableCell80">
            <text:p text:style-name="Standard">Variable c, t, n, r1,<text:s/>r2, k non explicites</text:p>
          </table:table-cell>
          <table:table-cell table:style-name="TableCell81">
            <text:p text:style-name="Standard">Changée par « choix »</text:p>
          </table:table-cell>
        </table:table-row>
        <table:table-row table:style-name="TableRow82">
          <table:table-cell table:style-name="TableCell83">
            <text:p text:style-name="P84">Commentaires :</text:p>
            <text:p text:style-name="Standard">- inapproprié</text:p>
            <text:p text:style-name="Standard">- obsolète</text:p>
            <text:p text:style-name="Standard">- redondant</text:p>
          </table:table-cell>
          <table:table-cell table:style-name="TableCell85">
            <text:p text:style-name="Standard">Plusieurs commentaires redondant sur des morceaux de codes explicites, tels que l’affichage</text:p>
          </table:table-cell>
          <table:table-cell table:style-name="TableCell86">
            <text:p text:style-name="Standard">Suppression<text:s/>puis ajout de modularité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asian="F" style:font-name-complex="Calibri" fo:font-weight="bold" style:font-weight-asian="bold" style:font-weight-complex="bold" fo:color="#2E74B5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-asian="F" style:font-name-complex="Calibri" fo:font-weight="bold" style:font-weight-asian="bold" style:font-weight-complex="bold" fo:color="#2E74B5" fo:font-size="14pt" style:font-size-asian="14pt" style:font-size-complex="14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9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onT</meta:initial-creator>
    <dc:creator>MoonT</dc:creator>
    <meta:creation-date>2020-06-19T12:51:00Z</meta:creation-date>
    <dc:date>2020-10-14T20:04:00Z</dc:date>
    <meta:template xlink:href="Normal.dotm" xlink:type="simple"/>
    <meta:editing-cycles>15</meta:editing-cycles>
    <meta:editing-duration>PT24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3" meta:character-count="1512" meta:row-count="10" meta:non-whitespace-character-count="1282"/>
  </office:meta>
</office:document-meta>
</file>